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5.159cm" table:align="left"/>
    </style:style>
    <style:style style:name="Tabella1.A" style:family="table-column">
      <style:table-column-properties style:column-width="2.256cm"/>
    </style:style>
    <style:style style:name="Tabella1.B" style:family="table-column">
      <style:table-column-properties style:column-width="2.903cm"/>
    </style:style>
    <style:style style:name="Tabella1.A1" style:family="table-cell">
      <style:table-cell-properties style:vertical-align="middle" fo:padding="0.049cm" fo:border="none"/>
    </style:style>
    <style:style style:name="P1" style:family="paragraph" style:parent-style-name="Standard">
      <style:text-properties officeooo:rsid="00150dee" officeooo:paragraph-rsid="00150dee"/>
    </style:style>
    <style:style style:name="P2" style:family="paragraph" style:parent-style-name="Standard">
      <style:text-properties style:text-underline-style="solid" style:text-underline-width="auto" style:text-underline-color="font-color" fo:font-weight="bold" officeooo:rsid="00150dee"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50dee" officeooo:paragraph-rsid="00150de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50dee" officeooo:paragraph-rsid="0015ecf9" style:font-weight-asian="bold" style:font-weight-complex="bold"/>
    </style:style>
    <style:style style:name="P5" style:family="paragraph" style:parent-style-name="Standard">
      <style:text-properties officeooo:rsid="0015ecf9" officeooo:paragraph-rsid="0015ecf9"/>
    </style:style>
    <style:style style:name="P6" style:family="paragraph" style:parent-style-name="Standard">
      <style:text-properties style:text-underline-style="none" fo:font-weight="normal" officeooo:rsid="0015ecf9" officeooo:paragraph-rsid="0015ecf9" style:font-weight-asian="normal" style:font-weight-complex="normal"/>
    </style:style>
    <style:style style:name="P7" style:family="paragraph" style:parent-style-name="Standard">
      <style:paragraph-properties fo:text-align="center" style:justify-single-word="false"/>
      <style:text-properties fo:font-size="18pt" fo:font-weight="bold" officeooo:rsid="001d5943" officeooo:paragraph-rsid="001d5943" style:font-size-asian="15.75pt" style:font-weight-asian="bold" style:font-size-complex="18pt" style:font-weight-complex="bold"/>
    </style:style>
    <style:style style:name="P8" style:family="paragraph" style:parent-style-name="Table_20_Heading">
      <style:paragraph-properties fo:margin-top="0cm" fo:margin-bottom="0.499cm" loext:contextual-spacing="false"/>
    </style:style>
    <style:style style:name="P9" style:family="paragraph" style:parent-style-name="List_20_Heading" style:list-style-name="L1">
      <style:text-properties officeooo:paragraph-rsid="00150dee"/>
    </style:style>
    <style:style style:name="P10" style:family="paragraph" style:parent-style-name="List_20_Contents" style:list-style-name="L1">
      <style:text-properties officeooo:paragraph-rsid="00150dee"/>
    </style:style>
    <style:style style:name="P11" style:family="paragraph" style:parent-style-name="List_20_Contents">
      <style:text-properties officeooo:paragraph-rsid="00150dee"/>
    </style:style>
    <style:style style:name="P12" style:family="paragraph" style:parent-style-name="List_20_Contents" style:list-style-name="L2">
      <style:text-properties officeooo:paragraph-rsid="001b087b"/>
    </style:style>
    <style:style style:name="P13" style:family="paragraph" style:parent-style-name="List_20_Contents" style:list-style-name="L2">
      <style:text-properties officeooo:paragraph-rsid="001ce978"/>
    </style:style>
    <style:style style:name="P14" style:family="paragraph" style:parent-style-name="List_20_Contents" style:list-style-name="L2">
      <style:text-properties officeooo:paragraph-rsid="001ea69c"/>
    </style:style>
    <style:style style:name="P15" style:family="paragraph" style:parent-style-name="List_20_Contents" style:list-style-name="L2">
      <style:text-properties officeooo:paragraph-rsid="001f5c81"/>
    </style:style>
    <style:style style:name="P16" style:family="paragraph" style:parent-style-name="List_20_Contents">
      <style:paragraph-properties fo:margin-left="0cm" fo:margin-right="0cm" fo:text-indent="0cm" style:auto-text-indent="false"/>
      <style:text-properties officeooo:paragraph-rsid="00150dee"/>
    </style:style>
    <style:style style:name="P17" style:family="paragraph" style:parent-style-name="Table_20_Contents">
      <style:paragraph-properties fo:margin-top="0cm" fo:margin-bottom="0.499cm" loext:contextual-spacing="false"/>
    </style:style>
    <style:style style:name="T1" style:family="text">
      <style:text-properties style:text-underline-style="solid" style:text-underline-width="auto" style:text-underline-color="font-color" fo:font-weight="bold" officeooo:rsid="00150dee" style:font-weight-asian="bold" style:font-weight-complex="bold"/>
    </style:style>
    <style:style style:name="T2" style:family="text">
      <style:text-properties fo:font-style="italic" officeooo:rsid="0016cd42" style:font-style-asian="italic" style:font-style-complex="italic"/>
    </style:style>
    <style:style style:name="T3" style:family="text">
      <style:text-properties fo:font-style="italic" style:text-underline-style="solid" style:text-underline-width="auto" style:text-underline-color="font-color" fo:font-weight="normal" officeooo:rsid="00150dee"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normal" officeooo:rsid="0015ecf9"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officeooo:rsid="001b087b"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normal" officeooo:rsid="001f5c81" style:font-style-asian="italic" style:font-weight-asian="normal" style:font-style-complex="italic" style:font-weight-complex="normal"/>
    </style:style>
    <style:style style:name="T7" style:family="text">
      <style:text-properties fo:font-style="normal" style:text-underline-style="none" fo:font-weight="bold" officeooo:rsid="00150dee" style:font-style-asian="normal" style:font-weight-asian="bold" style:font-style-complex="normal" style:font-weight-complex="bold"/>
    </style:style>
    <style:style style:name="T8" style:family="text">
      <style:text-properties fo:font-style="normal" style:text-underline-style="none" fo:font-weight="normal" officeooo:rsid="00150dee" style:font-style-asian="normal" style:font-weight-asian="normal" style:font-style-complex="normal" style:font-weight-complex="normal"/>
    </style:style>
    <style:style style:name="T9" style:family="text">
      <style:text-properties fo:font-style="normal" style:text-underline-style="none" fo:font-weight="normal" officeooo:rsid="0015ecf9" style:font-style-asian="normal" style:font-weight-asian="normal" style:font-style-complex="normal" style:font-weight-complex="normal"/>
    </style:style>
    <style:style style:name="T10" style:family="text">
      <style:text-properties fo:font-style="normal" style:text-underline-style="none" fo:font-weight="normal" officeooo:rsid="00190d2f" style:font-style-asian="normal" style:font-weight-asian="normal" style:font-style-complex="normal" style:font-weight-complex="normal"/>
    </style:style>
    <style:style style:name="T11" style:family="text">
      <style:text-properties fo:font-style="normal" style:text-underline-style="none" fo:font-weight="normal" officeooo:rsid="001b087b" style:font-style-asian="normal" style:font-weight-asian="normal" style:font-style-complex="normal" style:font-weight-complex="normal"/>
    </style:style>
    <style:style style:name="T12" style:family="text">
      <style:text-properties fo:font-style="normal" style:text-underline-style="none" fo:font-weight="normal" officeooo:rsid="001ce978" style:font-style-asian="normal" style:font-weight-asian="normal" style:font-style-complex="normal" style:font-weight-complex="normal"/>
    </style:style>
    <style:style style:name="T13" style:family="text">
      <style:text-properties fo:font-style="normal" style:text-underline-style="none" fo:font-weight="normal" officeooo:rsid="001ea69c" style:font-style-asian="normal" style:font-weight-asian="normal" style:font-style-complex="normal" style:font-weight-complex="normal"/>
    </style:style>
    <style:style style:name="T14" style:family="text">
      <style:text-properties fo:font-style="normal" style:text-underline-style="none" fo:font-weight="normal" officeooo:rsid="001f5c81"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normal" officeooo:rsid="00150dee" style:font-style-asian="normal" style:font-weight-asian="normal" style:font-style-complex="normal" style:font-weight-complex="normal"/>
    </style:style>
    <style:style style:name="T16" style:family="text">
      <style:text-properties officeooo:rsid="0017b0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ass Logger</text:p>
      <text:p text:style-name="P5"/>
      <text:p text:style-name="P5">Produce un file di log, nella posizione specificata in fase di istanza, nel formato:</text:p>
      <text:p text:style-name="P5">aaaammgg-nome_app.log, nome_app è passato in fase di istanza tipicamente è il nome dell’applicazione che genera il log.</text:p>
      <text:p text:style-name="P5">Di default logga qualsiasi messaggio, per filtrare i messaggi usare il metodo addFilter(), mentre per rimuovere filtri usare il metodo removeFilter().</text:p>
      <text:p text:style-name="P5"/>
      <text:p text:style-name="P4">Istanza:</text:p>
      <text:p text:style-name="P4"/>
      <text:p text:style-name="P6">logger(position, appName, <text:span text:style-name="T16">level=’noset’</text:span>)</text:p>
      <text:p text:style-name="P2"/>
      <text:p text:style-name="Standard"/>
      <text:p text:style-name="Standard"/>
      <text:p text:style-name="P3">Livelli di log:</text:p>
      <text:p text:style-name="P1"/>
      <text:list xml:id="list2726444710" text:style-name="L1">
        <text:list-header>
          <text:p text:style-name="P9"><text:span text:style-name="Source_20_Text"><text:span text:style-name="T2"/></text:span></text:p>
        </text:list-header>
      </text:list>
      <table:table table:name="Tabella1" table:style-name="Tabella1">
        <table:table-column table:style-name="Tabella1.A"/>
        <table:table-column table:style-name="Tabella1.B"/>
        <table:table-header-rows>
          <table:table-row>
            <table:table-cell table:style-name="Tabella1.A1" office:value-type="string">
              <text:p text:style-name="P8">Level</text:p>
            </table:table-cell>
            <table:table-cell table:style-name="Tabella1.A1" office:value-type="string">
              <text:p text:style-name="P8">Numeric value</text:p>
            </table:table-cell>
          </table:table-row>
        </table:table-header-rows>
        <table:table-row>
          <table:table-cell table:style-name="Tabella1.A1" office:value-type="string">
            <text:p text:style-name="P17"><text:span text:style-name="Source_20_Text">CRITICAL</text:span></text:p>
          </table:table-cell>
          <table:table-cell table:style-name="Tabella1.A1" office:value-type="string">
            <text:p text:style-name="P17">50</text:p>
          </table:table-cell>
        </table:table-row>
        <table:table-row>
          <table:table-cell table:style-name="Tabella1.A1" office:value-type="string">
            <text:p text:style-name="P17"><text:span text:style-name="Source_20_Text">ERROR</text:span></text:p>
          </table:table-cell>
          <table:table-cell table:style-name="Tabella1.A1" office:value-type="string">
            <text:p text:style-name="P17">40</text:p>
          </table:table-cell>
        </table:table-row>
        <table:table-row>
          <table:table-cell table:style-name="Tabella1.A1" office:value-type="string">
            <text:p text:style-name="P17"><text:span text:style-name="Source_20_Text">WARNING</text:span></text:p>
          </table:table-cell>
          <table:table-cell table:style-name="Tabella1.A1" office:value-type="string">
            <text:p text:style-name="P17">30</text:p>
          </table:table-cell>
        </table:table-row>
        <table:table-row>
          <table:table-cell table:style-name="Tabella1.A1" office:value-type="string">
            <text:p text:style-name="P17"><text:span text:style-name="Source_20_Text">INFO</text:span></text:p>
          </table:table-cell>
          <table:table-cell table:style-name="Tabella1.A1" office:value-type="string">
            <text:p text:style-name="P17">20</text:p>
          </table:table-cell>
        </table:table-row>
        <table:table-row>
          <table:table-cell table:style-name="Tabella1.A1" office:value-type="string">
            <text:p text:style-name="P17"><text:span text:style-name="Source_20_Text">DEBUG</text:span></text:p>
          </table:table-cell>
          <table:table-cell table:style-name="Tabella1.A1" office:value-type="string">
            <text:p text:style-name="P17">10</text:p>
          </table:table-cell>
        </table:table-row>
        <table:table-row>
          <table:table-cell table:style-name="Tabella1.A1" office:value-type="string">
            <text:p text:style-name="P17"><text:span text:style-name="Source_20_Text">NOTSET</text:span></text:p>
          </table:table-cell>
          <table:table-cell table:style-name="Tabella1.A1" office:value-type="string">
            <text:p text:style-name="P17">0</text:p>
          </table:table-cell>
        </table:table-row>
      </table:table>
      <text:list xml:id="list131722006291604" text:continue-numbering="true" text:style-name="L1">
        <text:list-header>
          <text:p text:style-name="P10"><text:span text:style-name="Source_20_Text"><text:span text:style-name="T2"/></text:span></text:p>
        </text:list-header>
      </text:list>
      <text:p text:style-name="P11"><text:span text:style-name="Emphasis"/></text:p>
      <text:p text:style-name="P16"><text:span text:style-name="Emphasis"><text:span text:style-name="T1">Metodi pubblici:</text:span></text:span></text:p>
      <text:p text:style-name="P16"><text:span text:style-name="Emphasis"><text:span text:style-name="T1"/></text:span></text:p>
      <text:list xml:id="list3419894607" text:style-name="L2">
        <text:list-item>
          <text:p text:style-name="P12"><text:span text:style-name="Source_20_Text"><text:span text:style-name="T5">bool </text:span></text:span><text:span text:style-name="Source_20_Text"><text:span text:style-name="T3">log(level, msg, </text:span></text:span><text:span text:style-name="Source_20_Text"><text:span text:style-name="T4">timestamp = ‘None’</text:span></text:span><text:span text:style-name="Emphasis"><text:span text:style-name="T15">):</text:span></text:span><text:span text:style-name="Emphasis"><text:span text:style-name="T8"><text:line-break/>logga un messaggio </text:span></text:span><text:span text:style-name="Emphasis"><text:span text:style-name="T7">msg</text:span></text:span><text:span text:style-name="Emphasis"><text:span text:style-name="T8"> a livello</text:span></text:span><text:span text:style-name="Emphasis"><text:span text:style-name="T7"> level. </text:span></text:span><text:span text:style-name="Emphasis"><text:span text:style-name="T13">Level può essere indifferentemente un int che rappresenta il codice oppure una string con il livello (indifferente il maiuscolo o il minuscolo), qualsiasi altra cosa genera un errore ed un return False con messaggio “Level not correct”.</text:span></text:span><text:span text:style-name="Emphasis"><text:span text:style-name="T7"><text:line-break/></text:span></text:span><text:span text:style-name="Emphasis"><text:span text:style-name="T9">Se viene passato anche un timestamp questo sarà quello scritto nel file, altrimenti il timestamp verrà generato in fase di scrittura, attenzione se il messaggio di log per qualsiasi motivo non viene scritto immediatamente il timastamp dell’evento e quello riportato a log potrebbero essere differenti.<text:line-break/></text:span></text:span><text:span text:style-name="Emphasis"><text:span text:style-name="T10">Stringa prodotta:<text:line-break/>aaa-mm-gg hh:mm:ss.ms appName &lt;level&gt; msg<text:line-break/>Se level è presente in una chiamata di addFilter non verrà prodotto alcun log.<text:line-break/></text:span></text:span><text:span text:style-name="Emphasis"><text:span text:style-name="T11">Ritorna:<text:line-break/></text:span></text:span><text:soft-page-break/><text:span text:style-name="Emphasis"><text:span text:style-name="T11">True se tutto è andato a buon fine<text:line-break/>False se qualcosa è andato storto.<text:line-break/>Se ritorna false memorizza l’errore che può essere richiesto con getLastError()</text:span></text:span><text:span text:style-name="Emphasis"><text:span text:style-name="T7"><text:line-break/></text:span></text:span></text:p>
        </text:list-item>
        <text:list-item>
          <text:p text:style-name="P14"><text:span text:style-name="Source_20_Text"><text:span text:style-name="T5">bool </text:span></text:span><text:span text:style-name="Source_20_Text"><text:span text:style-name="T3">addFilter(filter[])</text:span></text:span><text:span text:style-name="Emphasis"><text:span text:style-name="T15">:</text:span></text:span><text:span text:style-name="Emphasis"><text:span text:style-name="T8"><text:line-break/>aggiunge uno più filtri. </text:span></text:span><text:span text:style-name="Emphasis"><text:span text:style-name="T13">Possono essere usati sia int che string anche misti. Se un int o una string non vengono riconosciuti si genera un return False con messaggio di errore “Level %s not correct”, i livelli corretti vengono invece applicati. La capitalizzazione non è rilevante.</text:span></text:span><text:span text:style-name="Emphasis"><text:span text:style-name="T8"><text:line-break/></text:span></text:span><text:span text:style-name="Emphasis"><text:span text:style-name="T10">Usage:<text:line-break/>addFilter([20,10])<text:line-break/></text:span></text:span><text:span text:style-name="Emphasis"><text:span text:style-name="T13">addFilter([10, “info”])<text:line-break/>addFilter([“debug”,”INFO”])</text:span></text:span><text:span text:style-name="Emphasis"><text:span text:style-name="T10"><text:line-break/>Le chiamate a log() con filter = a 20 o 10 non produrranno alcun log.<text:line-break/></text:span></text:span><text:span text:style-name="Emphasis"><text:span text:style-name="T11">Ritorna:<text:line-break/>True se tutto è andato a buon fine<text:line-break/>False se qualcosa è andato storto.<text:line-break/>Se ritorna false memorizza l’errore che può essere richiesto con getLastError()</text:span></text:span><text:span text:style-name="Emphasis"><text:span text:style-name="T8"><text:line-break/></text:span></text:span></text:p>
        </text:list-item>
        <text:list-item>
          <text:p text:style-name="P14"><text:span text:style-name="Source_20_Text"><text:span text:style-name="T5">bool </text:span></text:span><text:span text:style-name="Source_20_Text"><text:span text:style-name="T3">removeFilter(filter[])</text:span></text:span><text:span text:style-name="Source_20_Text"><text:span text:style-name="T15">:</text:span></text:span><text:span text:style-name="Source_20_Text"><text:span text:style-name="T8"><text:line-break/></text:span></text:span><text:span text:style-name="Emphasis"><text:span text:style-name="T8">rimuove uno o più filtri. </text:span></text:span><text:span text:style-name="Emphasis"><text:span text:style-name="T13">Possono essere usati sia int che string anche misti. Se un int o una string non vengono riconosciuti si genera un return False con messaggio di errore “Level %s not correct”, i livelli corretti vengono invece applicati. La capitalizzazione non è rilevante.</text:span></text:span><text:span text:style-name="Emphasis"><text:span text:style-name="T8"><text:line-break/></text:span></text:span><text:span text:style-name="Emphasis"><text:span text:style-name="T10">Usage:<text:line-break/>removeFilter([20,10])<text:line-break/>remove</text:span></text:span><text:span text:style-name="Emphasis"><text:span text:style-name="T13">Filter([10, “info”])<text:line-break/></text:span></text:span><text:span text:style-name="Emphasis"><text:span text:style-name="T10">remove</text:span></text:span><text:span text:style-name="Emphasis"><text:span text:style-name="T13">Filter([“debug”,”INFO”])</text:span></text:span><text:span text:style-name="Emphasis"><text:span text:style-name="T10"><text:line-break/>Le chiamate a log() con filter = a 20 o 10 ora produrranno log sempre ammesso che fossero prima inserite in una chiamata di addFilter(), altrimenti tutto rimarrà invariato.<text:line-break/></text:span></text:span><text:span text:style-name="Emphasis"><text:span text:style-name="T11">Ritorna:<text:line-break/>True se tutto è andato a buon fine<text:line-break/>False se qualcosa è andato storto.<text:line-break/>Se ritorna false memorizza l’errore che può essere richiesto con getLastError()<text:line-break/></text:span></text:span></text:p>
        </text:list-item>
        <text:list-item>
          <text:p text:style-name="P12"><text:span text:style-name="Source_20_Text"><text:span text:style-name="T3">str getLastError():</text:span></text:span><text:span text:style-name="Emphasis"><text:span text:style-name="T11"><text:line-break/>Restituisce l’ultimo errore occorso.<text:line-break/></text:span></text:span></text:p>
        </text:list-item>
        <text:list-item>
          <text:p text:style-name="P13"><text:span text:style-name="Source_20_Text"><text:span text:style-name="T3">lis</text:span></text:span><text:span text:style-name="Source_20_Text"><text:span text:style-name="T6">t</text:span></text:span><text:span text:style-name="Source_20_Text"><text:span text:style-name="T3"> getFilter():</text:span></text:span><text:span text:style-name="Emphasis"><text:span text:style-name="T12"><text:line-break/>Restituisce i filtri attivi come array.<text:line-break/></text:span></text:span></text:p>
        </text:list-item>
        <text:list-item>
          <text:p text:style-name="P15"><text:span text:style-name="Source_20_Text"><text:span text:style-name="T6">d</text:span></text:span><text:span text:style-name="Source_20_Text"><text:span text:style-name="T3">ict getAvailableFilter():</text:span></text:span><text:span text:style-name="Emphasis"><text:span text:style-name="T14"><text:line-break/>Restituisce l’elenco dei filtri disponibili codificati</text:span></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1T10:19:05.481766373</meta:creation-date>
    <dc:date>2022-04-11T13:17:20.303017833</dc:date>
    <meta:editing-duration>PT2H58M9S</meta:editing-duration>
    <meta:editing-cycles>11</meta:editing-cycles>
    <meta:generator>LibreOffice/6.0.7.3$Linux_X86_64 LibreOffice_project/00m0$Build-3</meta:generator>
    <meta:document-statistic meta:table-count="1" meta:image-count="0" meta:object-count="0" meta:page-count="2" meta:paragraph-count="30" meta:word-count="453" meta:character-count="2977" meta:non-whitespace-character-count="2555"/>
  </office:meta>
</office:document-meta>
</file>